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size="9pt"/>
    </style:style>
    <style:style style:name="T3" style:family="text">
      <style:text-properties style:font-name="Arial" fo:font-size="9pt"/>
    </style:style>
    <style:style style:name="T4" style:family="text">
      <style:text-properties style:text-position="33% 80%" style:font-name="Arial" fo:font-size="9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officeooo:rsid="0018449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7"> DPAS/SIS/BADA/SUSPENSION/</text:span><text:span text:style-name="T7"><text:date style:data-style-name="N106" text:date-value="2015-04-03T15:43:09.411999704">2015</text:date></text:span></text:p>
              <text:p text:style-name="P5"><text:span text:style-name="T6"><text:s text:c="9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43:09.411999704">03/04/2015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typevoie"/></text:span><text:span text:style-name="T9"> </text:span><text:span text:style-name="T8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2">Le <text:user-field-get text:name="contratinsertion_datevalidation_ci"/> vous avez signé un Contrat d’Engagement Réciproque (CER) avec l’aide de votre service réfèrent : <text:user-field-get text:name="structurereferente_lib_struc"/></text:p>
        <text:p text:style-name="P12"/>
        <text:p text:style-name="P14">Le versement du Revenu de Solidarité Active (RSA) peut-être suspendu<text:span text:style-name="T1">1</text:span>, en tout ou partie, par le Président du Conseil <text:span text:style-name="T10">départemental</text:span>, lorsque le contenu du CER n’est pas respecté par le bénéficiaire.</text:p>
        <text:p text:style-name="P14"/>
        <text:p text:style-name="P13">Or, à ce jour, vous ne respectez pas vos engagements, ce qui vous expose à une éventuelle suspension ou réduction de votre allocation. Cette décision sera soumise pour avis lors de la prochaine réunion de l’Equipe Pluridisciplinaire (EP).</text:p>
        <text:p text:style-name="P14"/>
        <text:p text:style-name="P14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l'EP et vous faire accompagner par la personne de votre choix.</text:p>
        <text:p text:style-name="P14"/>
        <text:p text:style-name="P14">La réunion se tiendra <text:user-field-get style:data-style-name="N79" text:name="commissionep_dateseance">samedi 30 décembre 1899</text:user-field-get> à <text:user-field-get text:name="commissionep_dateseance_time"/> à :</text:p>
        <text:p text:style-name="P14"/>
        <text:p text:style-name="P15"><text:user-field-get text:name="commissionep_lieuseance"/></text:p>
        <text:p text:style-name="P15"><text:user-field-get text:name="commissionep_adresseseance"/></text:p>
        <text:p text:style-name="P15"><text:user-field-get text:name="commissionep_codepostalseance"/> <text:user-field-get text:name="commissionep_villeseance"/></text:p>
        <text:p text:style-name="P15"/>
        <text:p text:style-name="P14">Je reste à votre entière disposition pour tout renseignement complémentaire.</text:p>
        <text:p text:style-name="P14"/>
        <text:p text:style-name="P14">Je vous prie d’agréer, <text:user-field-get text:name="personne_qual"/>, l’expression de mes salutations distinguées.</text:p>
        <text:p text:style-name="P16"/>
        <text:p text:style-name="P16"/>
        <text:p text:style-name="P17">Pour le Président du <text:span text:style-name="T10">C</text:span>onseil <text:span text:style-name="T10">départemental</text:span></text:p>
        <text:p text:style-name="P17">et par délégation</text:p>
        <text:p text:style-name="P17"/>
        <text:p text:style-name="P18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 <text:span text:style-name="MT2">Selon l’article L262-37 de la Loi n° 2008-1249 du 1</text:span><text:span text:style-name="MT3">er</text:span><text:span text:style-name="MT2"> décembre 2008</text:span> 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3:09.256000000</dc:date>
    <dc:creator>linda baitech</dc:creator>
    <meta:editing-duration>PT5H54M4S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2" meta:word-count="193" meta:character-count="1215" meta:non-whitespace-character-count="1019"/>
  </office:meta>
</office:document-meta>
</file>